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Объект1" text:anchor-type="as-char" svg:width="7.585cm" svg:height="0.86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Объект2" text:anchor-type="as-char" svg:width="8.371cm" svg:height="1.709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Объект3" text:anchor-type="as-char" svg:width="9.797cm" svg:height="1.66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1" draw:name="Объект4" text:anchor-type="as-char" svg:width="11.127cm" svg:height="3.074cm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2.3$Windows_x86 LibreOffice_project/40b2d7fde7e8d2d7bc5a449dc65df4d08a7dd38</meta:generator>
    <dc:date>2014-02-03T21:57:23.650000000</dc:date>
    <dc:creator>Жесткий Диск</dc:creator>
    <meta:document-statistic meta:table-count="0" meta:image-count="0" meta:object-count="4" meta:page-count="1" meta:paragraph-count="3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o stretchy="false">∀</mo>
      <mi mathvariant="italic">конечного</mi>
      <mrow>
        <mi>S</mi>
        <mo stretchy="false">⊂</mo>
        <msup>
          <mo stretchy="false">ℝ</mo>
          <mrow>
            <mtext>+</mtext>
          </mrow>
        </msup>
      </mrow>
      <mtext> </mtext>
      <mrow>
        <mrow>
          <mrow>
            <mrow>
              <munder>
                <mo stretchy="false">∑</mo>
                <mrow>
                  <mrow>
                    <mi>x</mi>
                    <mo stretchy="false">∈</mo>
                    <mi>S</mi>
                  </mrow>
                </mrow>
              </munder>
              <mi>u</mi>
            </mrow>
            <mrow>
              <mo stretchy="false">(</mo>
              <mrow>
                <mi>x</mi>
              </mrow>
              <mo stretchy="false">)</mo>
            </mrow>
          </mrow>
          <mo stretchy="false">≤</mo>
          <mn>1</mn>
        </mrow>
      </mrow>
      <mo stretchy="false">⇒</mo>
      <mrow>
        <mrow>
          <mrow>
            <mrow>
              <munder>
                <mo stretchy="false">∑</mo>
                <mrow>
                  <mrow>
                    <mi>x</mi>
                    <mo stretchy="false">∈</mo>
                    <mi>S</mi>
                  </mrow>
                </mrow>
              </munder>
              <mi>x</mi>
            </mrow>
          </mrow>
          <mo stretchy="false">≤</mo>
          <mn>1</mn>
        </mrow>
      </mrow>
    </mrow>
    <annotation encoding="StarMath 5.0">forall конечного S subset setR^{"+"} " " {{sum csub {x in S} u(x)} &lt;= 1} drarrow {{sum csub {x in S} x} &lt;= 1}</annotation>
  </semantics>
</math>
</file>

<file path=Object 2/content.xml><?xml version="1.0" encoding="utf-8"?>
<math xmlns="http://www.w3.org/1998/Math/MathML">
  <semantics>
    <mrow>
      <msup>
        <mi>u</mi>
        <mrow>
          <mrow>
            <mo stretchy="false">(</mo>
            <mrow>
              <mi>k</mi>
            </mrow>
            <mo stretchy="false">)</mo>
          </mrow>
        </mrow>
      </msup>
      <mi mathvariant="normal">:</mi>
      <mrow>
        <mo stretchy="false">[</mo>
        <mrow>
          <mn>0,1</mn>
        </mrow>
        <mo stretchy="false">]</mo>
      </mrow>
      <mo stretchy="false">→</mo>
      <mrow>
        <mo stretchy="false">[</mo>
        <mrow>
          <mn>0,1</mn>
        </mrow>
        <mo stretchy="false">]</mo>
      </mrow>
      <mi>,</mi>
      <mi/>
      <msup>
        <mi>u</mi>
        <mrow>
          <mrow>
            <mo stretchy="false">(</mo>
            <mrow>
              <mi>k</mi>
            </mrow>
            <mo stretchy="false">)</mo>
          </mrow>
        </mrow>
      </msup>
      <mrow>
        <mrow>
          <mo stretchy="false">(</mo>
          <mrow>
            <mi>x</mi>
          </mrow>
          <mo stretchy="false">)</mo>
        </mrow>
        <mo stretchy="false">=</mo>
        <mrow>
          <mo stretchy="true">{</mo>
          <mrow>
            <mrow>
              <mtable>
                <mtr>
                  <mtd>
                    <mrow>
                      <mi>x</mi>
                      <mi>,</mi>
                      <mi/>
                      <mi mathvariant="italic">для</mi>
                      <mi/>
                      <mi>x</mi>
                      <mrow>
                        <mrow>
                          <mo stretchy="false">(</mo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  <mo stretchy="false">)</mo>
                        </mrow>
                        <mo stretchy="false">∈</mo>
                        <mo stretchy="false">ℤ</mo>
                      </mrow>
                    </mrow>
                  </mtd>
                </mtr>
                <mtr>
                  <mtd>
                    <mrow>
                      <mrow>
                        <mo stretchy="false">[</mo>
                        <mrow>
                          <mrow>
                            <mo stretchy="false">(</mo>
                            <mrow>
                              <mrow>
                                <mi>k</mi>
                                <mo stretchy="false">+</mo>
                                <mn>1</mn>
                              </mrow>
                            </mrow>
                            <mo stretchy="false">)</mo>
                          </mrow>
                          <mi>x</mi>
                        </mrow>
                        <mo stretchy="false">]</mo>
                      </mrow>
                      <mfrac>
                        <mrow>
                          <mn>1</mn>
                        </mrow>
                        <mrow>
                          <mi>k</mi>
                        </mrow>
                      </mfrac>
                      <mi>,</mi>
                      <mi/>
                      <mi mathvariant="italic">иначе</mi>
                    </mrow>
                  </mtd>
                </mtr>
              </mtable>
            </mrow>
          </mrow>
        </mrow>
      </mrow>
    </mrow>
    <annotation encoding="StarMath 5.0">u^{(k)}:[0,1]rightarrow[0,1], ~ u^{(k)}(x)=left lbrace {matrix{x, ` для ` x(k+1) in setZ ##[(k+1)x]{1} over {k}, ` иначе }} right none</annotation>
  </semantics>
</math>
</file>

<file path=Object 3/content.xml><?xml version="1.0" encoding="utf-8"?>
<math xmlns="http://www.w3.org/1998/Math/MathML">
  <semantics>
    <mrow>
      <mrow>
        <mrow>
          <mo stretchy="false">ε</mo>
        </mrow>
        <mo stretchy="false">∈</mo>
        <mrow>
          <mo stretchy="false">[</mo>
          <mrow>
            <mn>0,</mn>
            <mi/>
            <mn>0.5</mn>
          </mrow>
          <mo stretchy="false">]</mo>
        </mrow>
      </mrow>
      <mi>,</mi>
      <mi/>
      <msup>
        <mi>U</mi>
        <mrow>
          <mrow>
            <mo stretchy="false">(</mo>
            <mrow>
              <mo stretchy="false">ε</mo>
            </mrow>
            <mo stretchy="false">)</mo>
          </mrow>
        </mrow>
      </msup>
      <mi mathvariant="normal">:</mi>
      <mrow>
        <mo stretchy="false">[</mo>
        <mrow>
          <mn>0,1</mn>
        </mrow>
        <mo stretchy="false">]</mo>
      </mrow>
      <mo stretchy="false">→</mo>
      <mrow>
        <mo stretchy="false">[</mo>
        <mrow>
          <mn>0,1</mn>
        </mrow>
        <mo stretchy="false">]</mo>
      </mrow>
      <mi>,</mi>
      <mi/>
      <msup>
        <mi>U</mi>
        <mrow>
          <mrow>
            <mo stretchy="false">(</mo>
            <mrow>
              <mo stretchy="false">ε</mo>
            </mrow>
            <mo stretchy="false">)</mo>
          </mrow>
        </mrow>
      </msup>
      <mrow>
        <mrow>
          <mo stretchy="false">(</mo>
          <mrow>
            <mi>x</mi>
          </mrow>
          <mo stretchy="false">)</mo>
        </mrow>
        <mo stretchy="false">=</mo>
        <mrow>
          <mo stretchy="true">{</mo>
          <mrow>
            <mrow>
              <mtable>
                <mtr>
                  <mtd>
                    <mrow>
                      <mn>1,</mn>
                      <mi/>
                      <mrow>
                        <mi>x</mi>
                        <mo stretchy="false">&gt;</mo>
                        <mrow>
                          <mn>1</mn>
                          <mo stretchy="false">−</mo>
                          <mo stretchy="false">ε</mo>
                        </mrow>
                      </mrow>
                    </mrow>
                  </mtd>
                </mtr>
                <mtr>
                  <mtd>
                    <mrow>
                      <mi>x</mi>
                      <mi>,</mi>
                      <mi/>
                      <mrow>
                        <mrow>
                          <mo stretchy="false">ε</mo>
                          <mo stretchy="false">≤</mo>
                          <mi>x</mi>
                        </mrow>
                        <mo stretchy="false">≤</mo>
                        <mrow>
                          <mn>1</mn>
                          <mo stretchy="false">−</mo>
                          <mo stretchy="false">ε</mo>
                        </mrow>
                      </mrow>
                    </mrow>
                  </mtd>
                </mtr>
                <mtr>
                  <mtd>
                    <mrow>
                      <mn>0,</mn>
                      <mi/>
                      <mrow>
                        <mi>x</mi>
                        <mo stretchy="false">&lt;</mo>
                        <mo stretchy="false">ε</mo>
                      </mrow>
                    </mrow>
                  </mtd>
                </mtr>
              </mtable>
            </mrow>
          </mrow>
        </mrow>
      </mrow>
    </mrow>
    <annotation encoding="StarMath 5.0">{%varepsilon}in[0,`0.5], ` U^{(%varepsilon)}:[0,1]rightarrow[0,1], ~ U^{(%varepsilon)}(x)=left lbrace {matrix{1, ` x&gt;1-%varepsilon ## x, ` %varepsilon&lt;=x&lt;=1-%varepsilon ## 0, ` x&lt;%varepsilon}} right none</annotation>
  </semantics>
</math>
</file>

<file path=Object 4/content.xml><?xml version="1.0" encoding="utf-8"?>
<math xmlns="http://www.w3.org/1998/Math/MathML">
  <semantics>
    <mrow>
      <mrow>
        <mrow>
          <mo stretchy="false">ε</mo>
        </mrow>
        <mo stretchy="false">∈</mo>
        <mrow>
          <mo stretchy="false">[</mo>
          <mn>0,</mn>
          <mi/>
          <mn>0.5</mn>
          <mo stretchy="false">)</mo>
        </mrow>
      </mrow>
      <mi>,</mi>
      <mi/>
      <msup>
        <mo stretchy="false">φ</mo>
        <mrow>
          <mrow>
            <mo stretchy="false">(</mo>
            <mrow>
              <mo stretchy="false">ε</mo>
            </mrow>
            <mo stretchy="false">)</mo>
          </mrow>
        </mrow>
      </msup>
      <mi mathvariant="normal">:</mi>
      <mrow>
        <mo stretchy="false">[</mo>
        <mrow>
          <mn>0,1</mn>
        </mrow>
        <mo stretchy="false">]</mo>
      </mrow>
      <mo stretchy="false">→</mo>
      <mrow>
        <mo stretchy="false">[</mo>
        <mrow>
          <mn>0,1</mn>
        </mrow>
        <mo stretchy="false">]</mo>
      </mrow>
      <mi>,</mi>
      <mi/>
      <msup>
        <mo stretchy="false">φ</mo>
        <mrow>
          <mrow>
            <mo stretchy="false">(</mo>
            <mrow>
              <mo stretchy="false">ε</mo>
            </mrow>
            <mo stretchy="false">)</mo>
          </mrow>
        </mrow>
      </msup>
      <mrow>
        <mrow>
          <mo stretchy="false">(</mo>
          <mrow>
            <mi>x</mi>
          </mrow>
          <mo stretchy="false">)</mo>
        </mrow>
        <mo stretchy="false">=</mo>
        <mrow>
          <mo stretchy="true">{</mo>
          <mrow>
            <mrow>
              <mtable>
                <mtr>
                  <mtd>
                    <mrow>
                      <mrow>
                        <mrow>
                          <mn>1</mn>
                          <mo stretchy="false">−</mo>
                          <mfrac>
                            <mrow>
                              <mrow>
                                <mo stretchy="false">[</mo>
                                <mrow>
                                  <mrow>
                                    <mo stretchy="false">(</mo>
                                    <mrow>
                                      <mrow>
                                        <mn>1</mn>
                                        <mo stretchy="false">−</mo>
                                        <mi>x</mi>
                                      </mrow>
                                    </mrow>
                                    <mo stretchy="false">)</mo>
                                  </mrow>
                                  <msup>
                                    <mo stretchy="false">ε</mo>
                                    <mrow>
                                      <mrow>
                                        <mo stretchy="false">−</mo>
                                        <mn>1</mn>
                                      </mrow>
                                    </mrow>
                                  </msup>
                                </mrow>
                                <mo stretchy="false">]</mo>
                              </mrow>
                            </mrow>
                            <mrow>
                              <mrow>
                                <mo stretchy="false">[</mo>
                                <mrow>
                                  <msup>
                                    <mo stretchy="false">ε</mo>
                                    <mrow>
                                      <mrow>
                                        <mo stretchy="false">−</mo>
                                        <mn>1</mn>
                                      </mrow>
                                    </mrow>
                                  </msup>
                                </mrow>
                                <mo stretchy="false">]</mo>
                              </mrow>
                            </mrow>
                          </mfrac>
                        </mrow>
                      </mrow>
                      <mi>,</mi>
                      <mi/>
                      <mrow>
                        <mi>x</mi>
                        <mo stretchy="false">&gt;</mo>
                        <mn>0.5</mn>
                      </mrow>
                    </mrow>
                  </mtd>
                </mtr>
                <mtr>
                  <mtd>
                    <mrow>
                      <mrow>
                        <mfrac>
                          <mn>1</mn>
                          <mrow>
                            <mrow>
                              <mo stretchy="false">[</mo>
                              <mrow>
                                <msup>
                                  <mo stretchy="false">ε</mo>
                                  <mrow>
                                    <mrow>
                                      <mo stretchy="false">−</mo>
                                      <mn>1</mn>
                                    </mrow>
                                  </mrow>
                                </msup>
                              </mrow>
                              <mo stretchy="false">]</mo>
                            </mrow>
                          </mrow>
                        </mfrac>
                      </mrow>
                      <mi>,</mi>
                      <mi/>
                      <mrow>
                        <mrow>
                          <mo stretchy="false">ε</mo>
                          <mo stretchy="false">≤</mo>
                          <mi>x</mi>
                        </mrow>
                        <mo stretchy="false">≤</mo>
                        <mn>0.5</mn>
                      </mrow>
                    </mrow>
                  </mtd>
                </mtr>
                <mtr>
                  <mtd>
                    <mrow>
                      <mn>0,</mn>
                      <mi/>
                      <mrow>
                        <mi>x</mi>
                        <mo stretchy="false">&lt;</mo>
                        <mo stretchy="false">ε</mo>
                      </mrow>
                    </mrow>
                  </mtd>
                </mtr>
              </mtable>
            </mrow>
          </mrow>
        </mrow>
      </mrow>
    </mrow>
    <annotation encoding="StarMath 5.0">{%varepsilon}in{\[0,` 0.5\)}, ` %varphi^{(%varepsilon)}:[0,1]rightarrow[0,1], ~ %varphi^{(%varepsilon)}(x)=left lbrace {matrix{alignc{1-{[(1-x)%varepsilon^{-1}]}over{[%varepsilon^{-1}]}}, ` x&gt;0.5 ## alignc {1 over {[%varepsilon^{-1}]}}, ` %varepsilon&lt;=x&lt;=0.5 ## 0, ` x&lt;%varepsilon}} right none</annotation>
  </semantics>
</math>
</file>